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officeooo:paragraph-rsid="00047e99" style:font-size-asian="11pt" style:font-size-complex="11pt"/>
    </style:style>
    <style:style style:name="P5" style:family="paragraph" style:parent-style-name="Standard">
      <style:paragraph-properties fo:line-height="100%"/>
      <style:text-properties fo:font-size="11pt" officeooo:paragraph-rsid="0004941b" style:font-size-asian="11pt" style:font-size-complex="11pt"/>
    </style:style>
    <style:style style:name="P6" style:family="paragraph" style:parent-style-name="Standard">
      <style:paragraph-properties fo:line-height="100%"/>
      <style:text-properties fo:font-size="11pt" officeooo:paragraph-rsid="00064b6c" style:font-size-asian="11pt" style:font-size-complex="11pt"/>
    </style:style>
    <style:style style:name="P7" style:family="paragraph" style:parent-style-name="Standard">
      <style:paragraph-properties fo:line-height="100%"/>
      <style:text-properties fo:font-size="11pt" officeooo:paragraph-rsid="0002c03f" style:font-size-asian="11pt" style:font-size-complex="11pt"/>
    </style:style>
    <style:style style:name="P8" style:family="paragraph" style:parent-style-name="Standard">
      <style:paragraph-properties fo:line-height="100%"/>
      <style:text-properties fo:font-size="11pt" officeooo:rsid="00047e99" officeooo:paragraph-rsid="00047e99" style:font-size-asian="11pt" style:font-size-complex="11pt"/>
    </style:style>
    <style:style style:name="T1" style:family="text">
      <style:text-properties officeooo:rsid="0002c03f"/>
    </style:style>
    <style:style style:name="T2" style:family="text">
      <style:text-properties officeooo:rsid="00047e99"/>
    </style:style>
    <style:style style:name="T3" style:family="text">
      <style:text-properties officeooo:rsid="00064b6c"/>
    </style:style>
    <style:style style:name="T4" style:family="text">
      <style:text-properties officeooo:rsid="0006d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of contents</text:p>
      <text:p text:style-name="P2"/>
      <text:p text:style-name="P3">1. INTRODUCTION..........................................................................................................……………….....1</text:p>
      <text:p text:style-name="P3"/>
      <text:p text:style-name="P3"/>
      <text:p text:style-name="P3">2. MATERIALS AND METHODS.............................................................................…………....………… <text:span text:style-name="T1">3</text:span></text:p>
      <text:p text:style-name="P3"/>
      <text:p text:style-name="P3">2.1. <text:span text:style-name="T1">SAMPLING SITES.............................................................………………………………</text:span>..................... 3</text:p>
      <text:p text:style-name="P3"/>
      <text:p text:style-name="P3">2.2. <text:s/><text:span text:style-name="T1">PLOT...................................................……………………………………………………………</text:span>........ 3</text:p>
      <text:p text:style-name="P3"/>
      <text:p text:style-name="P3">2.3. <text:span text:style-name="T1">SAMPLING METHODS.....................................……………………………………………………</text:span>.... <text:span text:style-name="T4">3</text:span></text:p>
      <text:p text:style-name="P3"/>
      <text:p text:style-name="P3">2.4. <text:span text:style-name="T2">MACRO FAUNA IDENTIFICATION................…………………………………</text:span>................................ 4</text:p>
      <text:p text:style-name="P3"/>
      <text:p text:style-name="P3">2.5. <text:span text:style-name="T2">TROPHIC GUILD CREATION............……………………………………………………</text:span>.................. 5</text:p>
      <text:p text:style-name="P3"/>
      <text:p text:style-name="P3">2.6.<text:span text:style-name="T2">ENVIRONMENTAL DATA.............…………………………………………………….…………</text:span>....... 5</text:p>
      <text:p text:style-name="P3"/>
      <text:p text:style-name="P4">2.7. <text:span text:style-name="T2">SCALE OF ANALYSIS…....……………………………………………………………………..….... </text:span><text:span text:style-name="T4">6</text:span></text:p>
      <text:p text:style-name="P4"/>
      <text:p text:style-name="P8">2.8. STATISTICAL ANALYSIS…………………………………………………………………….……... <text:span text:style-name="T4">6</text:span></text:p>
      <text:p text:style-name="P4"/>
      <text:p text:style-name="P8">2.8.1. ADDITIVE DIVERSITY SPECIES PARTITIONING……………………………………………… <text:span text:style-name="T4">6</text:span></text:p>
      <text:p text:style-name="P4"/>
      <text:p text:style-name="P8">2.8.1. GLOBAL DISSIMILARITY MODEL……………………………………………………………… <text:span text:style-name="T4">7</text:span></text:p>
      <text:p text:style-name="P4"/>
      <text:p text:style-name="P5"><text:span text:style-name="T2">2.8.3. </text:span><text:span text:style-name="T1">ECOLOGICAL DISTANCE – DISSIMILARITY CORRELATION…………………………..…… </text:span><text:span text:style-name="T4">7</text:span></text:p>
      <text:p text:style-name="P3"/>
      <text:p text:style-name="P3"/>
      <text:p text:style-name="P3">3. RESULTS................................................................................................………………................…..... <text:span text:style-name="T4">7</text:span></text:p>
      <text:p text:style-name="P3"/>
      <text:p text:style-name="P3">3.1 <text:span text:style-name="T3">SPECIES </text:span><text:span text:style-name="T1">DIVERSITY PARTITIONING</text:span> ......................………………………………………........... <text:span text:style-name="T4">7</text:span></text:p>
      <text:p text:style-name="P3"/>
      <text:p text:style-name="P3">3.<text:span text:style-name="T1">2.</text:span><text:span text:style-name="T3">PREDICTORS OF</text:span><text:span text:style-name="T1"> β-</text:span><text:span text:style-name="T3">DIVERSITY </text:span>.........................................................………………………........... <text:span text:style-name="T4">8</text:span></text:p>
      <text:p text:style-name="P3"/>
      <text:p text:style-name="P3">3.<text:span text:style-name="T1">3 D</text:span><text:span text:style-name="T3">IVERSITY</text:span><text:span text:style-name="T1">- </text:span><text:span text:style-name="T3">DISTANCE DECAY RELATIONSHIPS........................……………………………</text:span>.... <text:span text:style-name="T4">9</text:span></text:p>
      <text:p text:style-name="P3"/>
      <text:p text:style-name="P3"/>
      <text:p text:style-name="P3">4. DISCUSSION ..................................................................................………………............................... 1<text:span text:style-name="T4">0</text:span></text:p>
      <text:p text:style-name="P3"/>
      <text:p text:style-name="P6"><text:span text:style-name="T1">4</text:span>.1 <text:span text:style-name="T3">SPECIES </text:span><text:span text:style-name="T1">DIVERSITY PARTITIONING</text:span> ...........................………………………………………...... <text:span text:style-name="T4">10</text:span></text:p>
      <text:p text:style-name="P7"/>
      <text:p text:style-name="P6"><text:span text:style-name="T1">4</text:span>.<text:span text:style-name="T1">2. </text:span><text:span text:style-name="T3">PREDICTORS OF</text:span><text:span text:style-name="T1"> β-</text:span><text:span text:style-name="T3">DIVERSITY </text:span><text:span text:style-name="T1">...................................................................……………………... </text:span><text:span text:style-name="T4">11</text:span></text:p>
      <text:p text:style-name="P6"/>
      <text:p text:style-name="P3"><text:span text:style-name="T1">4</text:span>.<text:span text:style-name="T1">3 D</text:span><text:span text:style-name="T3">IVERSITY</text:span><text:span text:style-name="T1">- </text:span><text:span text:style-name="T3">DISTANCE DECAY RELATIONSHIPS............................……………………………</text:span><text:span text:style-name="T1"> </text:span><text:span text:style-name="T4">13</text:span></text:p>
      <text:p text:style-name="P7"/>
      <text:p text:style-name="P7"/>
      <text:p text:style-name="P7"/>
      <text:p text:style-name="P3">5. CONCLUSION <text:span text:style-name="T1">AND GENERAL CONSIDERATIONS......................................................…………</text:span>...<text:span text:style-name="T4">14</text:span></text:p>
      <text:p text:style-name="P3"/>
      <text:p text:style-name="P3"/>
      <text:p text:style-name="P3">6. REFERENCES................................................................................................................………………. 1<text:span text:style-name="T4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0:18:57.199000000</meta:creation-date>
    <dc:date>2023-06-09T10:08:57.828000000</dc:date>
    <meta:editing-duration>PT35M24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4" meta:word-count="110" meta:character-count="2187" meta:non-whitespace-character-count="2099"/>
  </office:meta>
</office:document-meta>
</file>